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0003" officeooo:paragraph-rsid="00180003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80003" officeooo:paragraph-rsid="0019ef27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4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80003" officeooo:paragraph-rsid="00180003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b772c"/>
    </style:style>
    <style:style style:name="T4" style:family="text">
      <style:text-properties officeooo:rsid="001b8928"/>
    </style:style>
    <style:style style:name="T5" style:family="text">
      <style:text-properties officeooo:rsid="001c6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itcoin: a Revolução Digital que chegou à economia, será tema de palestra d<text:span text:style-name="T5">o</text:span> FISL</text:p>
      <text:p text:style-name="P1"/>
      <text:p text:style-name="P1"><text:s/></text:p>
      <text:p text:style-name="P3">Wladimir Crippa vai palestrar sobre a criptomoeda online, cuja a criação e transferência é baseada em protocolos </text:p>
      <text:p text:style-name="P3"/>
      <text:p text:style-name="P3"/>
      <text:p text:style-name="P3">A moeda digital, batizada de Bitcoin, será um dos temas apresentados pelo Fórum <text:span text:style-name="T4">Internacional </text:span>Software Livre que acontece em Porto Alegre a partir do dia 7 de maio. O assunto será trazido pelo ativista da liberdade na rede e Usuário GNU/Linux desde 99, Wladimir Crippa. O palestrante é vice-presidente da Associação Software Livre de Santa Catarina e coordenador do FLISOL 2013 em Florianópolis. É também, desenvolvedor de sistemas web, membro da primeira e atual Executiva Nacional do Partido Pirata do Brasil e administrador da comunidade Bitcoin Brasil. Ele estará presente e será um dos palestrantes da edição do Fórum Internacional <text:span text:style-name="T4">de </text:span>Software Livre (FISL) de 2014, que ocorre de 7 a 10 de maio no Centro de Eventos da PUCRS. </text:p>
      <text:p text:style-name="P3"/>
      <text:p text:style-name="P3">O Bitcoin é uma criptomoeda (moeda cujas operações são protegidas com criptografia) online, ou seja, uma moeda virtual, cuja criação e transferência é baseada em protocolos. É diferente de uma moeda convencional, não há uma instituição financeira por trás. Todas as transações são feitas de uma pessoa para a outra, sem intermediários e quanto mais pessoas usarem, maior valor ela terá. </text:p>
      <text:p text:style-name="P3"/>
      <text:p text:style-name="P4">A palestra de Wladimir Crippa corre no dia 8 de maio, às 16h, na sala 41D, no Centro de Eventos da PUCRS. Outras informações do FISL podem ser obtidas através do site <text:a xlink:type="simple" xlink:href="http://www.fisl.org.br/">www.fisl.org.br</text:a>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2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3"><text:a xlink:type="simple" xlink:href="https://www.flickr.com/photos/fisl14"><text:span text:style-name="T1">https://www.flickr.com/photos/fisl14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7</meta:editing-cycles>
    <meta:creation-date>2014-04-30T13:37:00</meta:creation-date>
    <dc:date>2014-05-05T12:18:56.014547413</dc:date>
    <meta:editing-duration>PT28M29S</meta:editing-duration>
    <meta:generator>LibreOffice/4.1.3.2$Linux_x86 LibreOffice_project/410m0$Build-2</meta:generator>
    <meta:document-statistic meta:table-count="0" meta:image-count="0" meta:object-count="0" meta:page-count="1" meta:paragraph-count="18" meta:word-count="383" meta:character-count="2473" meta:non-whitespace-character-count="20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